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02in"/>
    </style:style>
    <style:style style:name="co2" style:family="table-column">
      <style:table-column-properties fo:break-before="auto" style:column-width="0.5161in"/>
    </style:style>
    <style:style style:name="co3" style:family="table-column">
      <style:table-column-properties fo:break-before="auto" style:column-width="1.237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9.7717in"/>
    </style:style>
    <style:style style:name="co7" style:family="table-column">
      <style:table-column-properties fo:break-before="auto" style:column-width="10.1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P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P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 table.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contains table.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contains table.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workedon table.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S</text:p>
          </table:table-cell>
          <table:table-cell table:style-name="Default" office:value-type="string">
            <text:p>Interface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 and background image.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S</text:p>
          </table:table-cell>
          <table:table-cell table:style-name="Default"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S</text:p>
          </table:table-cell>
          <table:table-cell table:style-name="Default"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Create stylesheet(s) for the site.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S</text:p>
          </table:table-cell>
          <table:table-cell table:style-name="Default"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S</text:p>
          </table:table-cell>
          <table:table-cell table:style-name="Default"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2">07/02/2010</text:date>, <text:time>19:5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7-02T17:44:54</meta:creation-date>
    <dc:date>2010-07-02T19:52:19</dc:date>
    <meta:editing-duration>PT01H03M04S</meta:editing-duration>
    <meta:editing-cycles>8</meta:editing-cycles>
    <meta:generator>OpenOffice.org/3.0$Unix OpenOffice.org_project/300m15$Build-9379</meta:generator>
    <meta:document-statistic meta:table-count="3" meta:cell-count="125" meta:object-count="0"/>
    <meta:user-defined meta:name="Info 1"/>
    <meta:user-defined meta:name="Info 2"/>
    <meta:user-defined meta:name="Info 3"/>
    <meta:user-defined meta:name="Info 4"/>
  </office:meta>
</office:document-meta>
</file>